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1pt" fo:font-weight="bold" officeooo:rsid="0018cda3" officeooo:paragraph-rsid="0018cda3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fo:font-weight="bold" officeooo:rsid="0015b9d8" officeooo:paragraph-rsid="0015b9d8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019e87f" officeooo:paragraph-rsid="0019e87f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fo:font-size="11pt" officeooo:rsid="0015b9d8" officeooo:paragraph-rsid="0015b9d8" style:font-size-asian="11pt" style:font-size-complex="11pt"/>
    </style:style>
    <style:style style:name="P6" style:family="paragraph" style:parent-style-name="Standard">
      <style:text-properties fo:font-size="11pt" officeooo:rsid="0018cda3" officeooo:paragraph-rsid="0018cda3" style:font-size-asian="11pt" style:font-size-complex="11pt"/>
    </style:style>
    <style:style style:name="P7" style:family="paragraph" style:parent-style-name="Standard">
      <style:text-properties fo:font-size="11pt" officeooo:rsid="0019e87f" officeooo:paragraph-rsid="0019e87f" style:font-size-asian="11pt" style:font-size-complex="11pt"/>
    </style:style>
    <style:style style:name="P8" style:family="paragraph" style:parent-style-name="Standard" style:list-style-name="L1">
      <style:text-properties fo:font-size="11pt" officeooo:rsid="0018cda3" officeooo:paragraph-rsid="0018cda3" style:font-size-asian="11pt" style:font-size-complex="11pt"/>
    </style:style>
    <style:style style:name="P9" style:family="paragraph" style:parent-style-name="Standard" style:list-style-name="L4">
      <style:text-properties fo:font-size="11pt" officeooo:rsid="0018cda3" officeooo:paragraph-rsid="0018cda3" style:font-size-asian="11pt" style:font-size-complex="11pt"/>
    </style:style>
    <style:style style:name="P10" style:family="paragraph" style:parent-style-name="Standard" style:list-style-name="L2">
      <style:text-properties fo:font-size="11pt" officeooo:rsid="0015b9d8" officeooo:paragraph-rsid="0015b9d8" style:font-size-asian="11pt" style:font-size-complex="11pt"/>
    </style:style>
    <style:style style:name="P11" style:family="paragraph" style:parent-style-name="Standard" style:list-style-name="L3">
      <style:text-properties fo:font-size="11pt" officeooo:paragraph-rsid="0015b9d8" style:font-size-asian="11pt" style:font-size-complex="11pt"/>
    </style:style>
    <style:style style:name="P12" style:family="paragraph" style:parent-style-name="Standard" style:list-style-name="L3">
      <style:text-properties fo:font-size="11pt" officeooo:rsid="002260c8" officeooo:paragraph-rsid="002260c8" style:font-size-asian="11pt" style:font-size-complex="11pt"/>
    </style:style>
    <style:style style:name="P13" style:family="paragraph" style:parent-style-name="Standard" style:list-style-name="L4">
      <style:text-properties fo:font-size="11pt" officeooo:rsid="002260c8" officeooo:paragraph-rsid="002260c8" style:font-size-asian="11pt" style:font-size-complex="11pt"/>
    </style:style>
    <style:style style:name="P14" style:family="paragraph" style:parent-style-name="Standard" style:list-style-name="L3">
      <style:text-properties fo:font-size="11pt" officeooo:rsid="0016f9ff" officeooo:paragraph-rsid="0016f9ff" style:font-size-asian="11pt" style:font-size-complex="11pt"/>
    </style:style>
    <style:style style:name="P15" style:family="paragraph" style:parent-style-name="Standard" style:list-style-name="L4">
      <style:text-properties fo:font-size="11pt" officeooo:rsid="0016f9ff" officeooo:paragraph-rsid="00247e5c" style:font-size-asian="11pt" style:font-size-complex="11pt"/>
    </style:style>
    <style:style style:name="P16" style:family="paragraph" style:parent-style-name="Standard" style:list-style-name="L4">
      <style:text-properties fo:font-size="11pt" style:font-size-asian="11pt" style:font-size-complex="11pt"/>
    </style:style>
    <style:style style:name="P17" style:family="paragraph" style:parent-style-name="Standard" style:list-style-name="L5">
      <style:text-properties fo:font-size="11pt" officeooo:rsid="0019e87f" officeooo:paragraph-rsid="0019e87f" style:font-size-asian="11pt" style:font-size-complex="11pt"/>
    </style:style>
    <style:style style:name="P18" style:family="paragraph" style:parent-style-name="Standard" style:list-style-name="L5">
      <style:text-properties fo:font-size="11pt" officeooo:rsid="0019e87f" officeooo:paragraph-rsid="001a6b36" style:font-size-asian="11pt" style:font-size-complex="11pt"/>
    </style:style>
    <style:style style:name="P19" style:family="paragraph" style:parent-style-name="Standard" style:list-style-name="L5">
      <style:text-properties fo:font-size="11pt" officeooo:rsid="001a6b36" officeooo:paragraph-rsid="001a6b36" style:font-size-asian="11pt" style:font-size-complex="11pt"/>
    </style:style>
    <style:style style:name="P20" style:family="paragraph" style:parent-style-name="Standard" style:list-style-name="L5">
      <style:text-properties fo:font-size="11pt" officeooo:rsid="001a6b36" officeooo:paragraph-rsid="001b38a8" style:font-size-asian="11pt" style:font-size-complex="11pt"/>
    </style:style>
    <style:style style:name="P21" style:family="paragraph" style:parent-style-name="Standard" style:list-style-name="L8">
      <style:text-properties fo:font-size="11pt" officeooo:rsid="001a6b36" officeooo:paragraph-rsid="001a6b36" style:font-size-asian="11pt" style:font-size-complex="11pt"/>
    </style:style>
    <style:style style:name="P22" style:family="paragraph" style:parent-style-name="Standard" style:list-style-name="L7">
      <style:text-properties fo:font-size="11pt" style:font-size-asian="11pt" style:font-size-complex="11pt"/>
    </style:style>
    <style:style style:name="P23" style:family="paragraph" style:parent-style-name="Standard" style:list-style-name="L8">
      <style:text-properties fo:font-size="11pt" style:font-size-asian="11pt" style:font-size-complex="11pt"/>
    </style:style>
    <style:style style:name="P24" style:family="paragraph" style:parent-style-name="Standard" style:list-style-name="L9">
      <style:text-properties fo:font-size="11pt" officeooo:rsid="0026c48f" officeooo:paragraph-rsid="0026c48f" style:font-size-asian="11pt" style:font-size-complex="11pt"/>
    </style:style>
    <style:style style:name="P25" style:family="paragraph" style:parent-style-name="Standard" style:list-style-name="L9">
      <style:text-properties fo:font-size="11pt" officeooo:rsid="002897f6" officeooo:paragraph-rsid="002d9218" style:font-size-asian="11pt" style:font-size-complex="11pt"/>
    </style:style>
    <style:style style:name="P26" style:family="paragraph" style:parent-style-name="Standard" style:list-style-name="L6">
      <style:text-properties fo:font-size="11pt" fo:font-weight="normal" officeooo:rsid="002f2d87" officeooo:paragraph-rsid="002f2d87" style:font-size-asian="11pt" style:font-weight-asian="normal" style:font-size-complex="11pt" style:font-weight-complex="normal"/>
    </style:style>
    <style:style style:name="P27" style:family="paragraph" style:parent-style-name="Standard">
      <style:text-properties fo:font-size="11pt" fo:font-weight="bold" officeooo:rsid="0026c48f" officeooo:paragraph-rsid="0026c48f" style:font-size-asian="11pt" style:font-weight-asian="bold" style:font-size-complex="11pt" style:font-weight-complex="bold"/>
    </style:style>
    <style:style style:name="P28" style:family="paragraph" style:parent-style-name="Standard" style:list-style-name="L5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11pt" officeooo:rsid="001a6b36" officeooo:paragraph-rsid="001a6b36" style:font-size-asian="11pt" style:font-size-complex="11pt"/>
    </style:style>
    <style:style style:name="T1" style:family="text">
      <style:text-properties officeooo:rsid="00146eac"/>
    </style:style>
    <style:style style:name="T2" style:family="text">
      <style:text-properties officeooo:rsid="0015b9d8"/>
    </style:style>
    <style:style style:name="T3" style:family="text">
      <style:text-properties officeooo:rsid="0016f9ff"/>
    </style:style>
    <style:style style:name="T4" style:family="text">
      <style:text-properties officeooo:rsid="0018cda3"/>
    </style:style>
    <style:style style:name="T5" style:family="text">
      <style:text-properties officeooo:rsid="0019e87f"/>
    </style:style>
    <style:style style:name="T6" style:family="text">
      <style:text-properties officeooo:rsid="001a6b36"/>
    </style:style>
    <style:style style:name="T7" style:family="text">
      <style:text-properties officeooo:rsid="001b38a8"/>
    </style:style>
    <style:style style:name="T8" style:family="text">
      <style:text-properties officeooo:rsid="00247e5c"/>
    </style:style>
    <style:style style:name="T9" style:family="text">
      <style:text-properties officeooo:rsid="0024d5e1"/>
    </style:style>
    <style:style style:name="T10" style:family="text">
      <style:text-properties officeooo:rsid="002897f6"/>
    </style:style>
    <style:style style:name="T11" style:family="text">
      <style:text-properties officeooo:rsid="0029ccb6"/>
    </style:style>
    <style:style style:name="T12" style:family="text">
      <style:text-properties officeooo:rsid="002bc137"/>
    </style:style>
    <style:style style:name="T13" style:family="text">
      <style:text-properties officeooo:rsid="002d9218"/>
    </style:style>
    <style:style style:name="T14" style:family="text">
      <style:text-properties officeooo:rsid="003036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e Technologies</text:p>
      <text:list xml:id="list2617530608" text:style-name="L1">
        <text:list-item>
          <text:p text:style-name="P8">HTML, Bootstrap, JavaScript</text:p>
        </text:list-item>
      </text:list>
      <text:p text:style-name="P5"/>
      <text:p text:style-name="P2">Wireframe / Mock-up</text:p>
      <text:list xml:id="list3582370743" text:style-name="L2">
        <text:list-item>
          <text:p text:style-name="P10">Sketch the layout of your site on flipchart or whiteboard.</text:p>
        </text:list-item>
      </text:list>
      <text:list xml:id="list4149114721" text:style-name="L3">
        <text:list-item>
          <text:p text:style-name="P11"><text:span text:style-name="T3">Create</text:span> a<text:span text:style-name="T2"> “structural wireframe template”</text:span> - <text:span text:style-name="T3">only boxes, ids, no concrete content</text:span>. <text:span text:style-name="T3">In HTML, mark template areas for header, navigation, footer, sidebar, main content etc. with &lt;!-- ... --&gt;.</text:span></text:p>
        </text:list-item>
        <text:list-item>
          <text:p text:style-name="P12">Use Bootstrap classes that are best for using with mobile phones.</text:p>
        </text:list-item>
        <text:list-item>
          <text:p text:style-name="P11"><text:span text:style-name="T2">Based on the wireframe: </text:span>Each team member should <text:span text:style-name="T2">then </text:span>create at least one <text:span text:style-name="T3">Mock-up </text:span>page (please mark your name <text:span text:style-name="T1">in the filename</text:span>). </text:p>
        </text:list-item>
        <text:list-item>
          <text:p text:style-name="P11">You can use a "mockup" subdirectory in your project folder <text:span text:style-name="T2">to separate the material from the rest of the project</text:span>.</text:p>
        </text:list-item>
        <text:list-item>
          <text:p text:style-name="P14">Test the mock-up with Chrome’s mobile and desktop previews. Discuss <text:span text:style-name="T8">visual appearance with the product owner</text:span>.</text:p>
        </text:list-item>
      </text:list>
      <text:p text:style-name="P4"/>
      <text:p text:style-name="P1">Website</text:p>
      <text:list xml:id="list3490230379" text:style-name="L4">
        <text:list-item>
          <text:p text:style-name="P16"><text:span text:style-name="T4">Based on a copy of the mock-up: The</text:span> team then builds a website consisting of 4-5 information pages (each marked with the name of the creator) plus 4-5 detailed and functional contact forms (again: each marked with the name of the creator) - as well as a navigation bar. </text:p>
        </text:list-item>
        <text:list-item>
          <text:p text:style-name="P9">Use template areas that are marked with <text:span text:style-name="T3">&lt;!-- ... --&gt; </text:span>to <text:span text:style-name="T11">insert</text:span> code snippets.</text:p>
        </text:list-item>
        <text:list-item>
          <text:p text:style-name="P13">Important for mobile phones: Interaction elements like buttons, hyperlinks etc. must be big enough to be accessable with a fingertip!</text:p>
        </text:list-item>
        <text:list-item>
          <text:p text:style-name="P15">Discuss <text:span text:style-name="T9">content, visual appearance and functionality with the product owner</text:span>.</text:p>
        </text:list-item>
      </text:list>
      <text:p text:style-name="P6"/>
      <text:p text:style-name="P3">Forms with JavaScript</text:p>
      <text:p text:style-name="P7"><text:span text:style-name="T4">Admittedly, </text:span>4-5<text:span text:style-name="T4"> contact forms sound</text:span>s<text:span text:style-name="T4"> silly – but this gives each of the team a way to practice important skills!</text:span></text:p>
      <text:list xml:id="list3276827812" text:style-name="L5">
        <text:list-item>
          <text:p text:style-name="P17">Give each input element a label.</text:p>
        </text:list-item>
        <text:list-item>
          <text:p text:style-name="P17">Use a variety of input fields and controls – <text:span text:style-name="T7">for practice</text:span>.</text:p>
        </text:list-item>
        <text:list-item>
          <text:p text:style-name="P17">Validate the input fields and controls on button click. If <text:span text:style-name="T7">entries are missing</text:span>, inform the user <text:span text:style-name="T6">with text</text:span>.</text:p>
        </text:list-item>
        <text:list-item>
          <text:p text:style-name="P17">Submit on button click, creating a textual summary below, using the <text:span text:style-name="T7">given </text:span>values of the input fields and controls.</text:p>
          <text:p text:style-name="P19"/>
          <text:p text:style-name="P28">Possible improvements for Jumpers: </text:p>
        </text:list-item>
        <text:list-item>
          <text:p text:style-name="P19">control activity of submit button depending on validation results</text:p>
        </text:list-item>
        <text:list-item>
          <text:p text:style-name="P18"><text:span text:style-name="T6">i</text:span>f <text:span text:style-name="T6">validations fail</text:span>, inform the user <text:span text:style-name="T6">with text, </text:span>right where the problem<text:span text:style-name="T6">s</text:span> occurred</text:p>
        </text:list-item>
        <text:list-item>
          <text:p text:style-name="P20">validate format of tel<text:span text:style-name="T7">ephone</text:span> number, email address</text:p>
        </text:list-item>
      </text:list>
      <text:p text:style-name="P4"/>
      <text:p text:style-name="P1">Files, Directories <text:span text:style-name="T12">Bonsai</text:span></text:p>
      <text:list xml:id="list2761532868" text:style-name="L6">
        <text:list-item>
          <text:p text:style-name="P26">Use an index.html file that holds the home/start page of the site.</text:p>
        </text:list-item>
      </text:list>
      <text:list xml:id="list3256899776" text:style-name="L7">
        <text:list-item>
          <text:p text:style-name="P22">Structure your files using “<text:span text:style-name="T5">mockup”, </text:span>"images", "js", "css" directories in your project’<text:span text:style-name="T5">s working directory</text:span>. </text:p>
        </text:list-item>
      </text:list>
      <text:p text:style-name="P4"/>
      <text:p text:style-name="P1">Artefacts</text:p>
      <text:list xml:id="list7357784" text:style-name="L8">
        <text:list-item>
          <text:p text:style-name="P23"><text:span text:style-name="T6">Write a</text:span> "README.md" file in the root of the project, containing at least the following infos: project title, sort description, technologies, names and roles of the participants.</text:p>
        </text:list-item>
        <text:list-item>
          <text:p text:style-name="P21">Write a “RETROSPECTION.md” file in the root of the project, containing <text:span text:style-name="T7">notes and ideas about The Good – The Bad – The Ugly.</text:span></text:p>
        </text:list-item>
      </text:list>
      <text:p text:style-name="P27"/>
      <text:p text:style-name="P27">Git / GitHub</text:p>
      <text:list xml:id="list3827281731" text:style-name="L9">
        <text:list-item>
          <text:p text:style-name="P24">Each Web Dev <text:span text:style-name="T10">creates and manages her*his own GitHub repository for the personal project resources.</text:span></text:p>
        </text:list-item>
        <text:list-item>
          <text:p text:style-name="P25">Exactly one member per team should manage the final version of the site on his laptop – <text:span text:style-name="T13">including </text:span>wireframe / mock-up, README.md, RETROSPECTION.md and is responsible of updating his GitHub repository to hold that final version. <text:span text:style-name="T14">Please declare that “repo chef” person in the team contrac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5T12:22:40.590865610</meta:creation-date>
    <dc:date>2021-05-16T15:42:06.883505883</dc:date>
    <meta:editing-duration>P1DT2M53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487" meta:character-count="2891" meta:non-whitespace-character-count="2456"/>
  </office:meta>
</office:document-meta>
</file>